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color="#ff3333" fo:font-size="13pt" fo:font-weight="normal" style:font-size-asian="13pt" style:font-weight-asian="normal" style:font-size-complex="13pt" style:font-weight-complex="normal"/>
    </style:style>
    <style:style style:name="P4"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5" style:family="paragraph" style:parent-style-name="Standard">
      <style:text-properties fo:background-color="transparent"/>
    </style:style>
    <style:style style:name="P6"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7" style:family="paragraph" style:parent-style-name="Standard">
      <style:text-properties fo:background-color="#00ff00"/>
    </style:style>
    <style:style style:name="P8" style:family="paragraph" style:parent-style-name="Standard">
      <style:text-properties fo:color="#004586" fo:font-weight="bold" style:font-weight-asian="bold" style:font-weight-complex="bold"/>
    </style:style>
    <style:style style:name="P9" style:family="paragraph" style:parent-style-name="Standard">
      <style:text-properties fo:color="#004586" fo:font-weight="bold" fo:background-color="transparent" style:font-weight-asian="bold" style:font-weight-complex="bold"/>
    </style:style>
    <style:style style:name="P10"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004586" fo:font-size="14pt" fo:font-weight="bold" style:font-size-asian="14pt" style:font-size-complex="14pt"/>
    </style:style>
    <style:style style:name="P12" style:family="paragraph" style:parent-style-name="Standard">
      <style:text-properties fo:font-variant="normal" fo:text-transform="none" fo:color="#004586" fo:letter-spacing="normal" fo:font-style="normal" fo:font-weight="bold" style:font-weight-asian="bold" style:font-weight-complex="bold"/>
    </style:style>
    <style:style style:name="P13"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4"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6" style:family="paragraph" style:parent-style-name="Standard">
      <style:text-properties fo:font-variant="normal" fo:text-transform="none" fo:color="#222222" fo:letter-spacing="normal" fo:font-style="normal" fo:font-weight="normal" fo:background-color="transparent"/>
    </style:style>
    <style:style style:name="P17" style:family="paragraph" style:parent-style-name="Standard">
      <style:text-properties fo:font-variant="normal" fo:text-transform="none" fo:color="#222222" fo:letter-spacing="normal" fo:font-style="normal" fo:background-color="transparent"/>
    </style:style>
    <style:style style:name="P1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19"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0" style:family="paragraph" style:parent-style-name="Standard">
      <style:paragraph-properties style:snap-to-layout-grid="false"/>
      <style:text-properties style:font-name="Arial" fo:font-size="11pt" style:font-size-asian="11pt" style:font-name-complex="Arial" style:font-size-complex="11pt"/>
    </style:style>
    <style:style style:name="P21"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22" style:family="paragraph" style:parent-style-name="Standard">
      <style:paragraph-properties fo:margin-left="0cm" fo:margin-right="0cm" fo:orphans="2" fo:widows="2" fo:text-indent="0cm" style:auto-text-indent="false"/>
      <style:text-properties style:font-name="Arial" fo:font-size="14pt" style:font-size-asian="14pt" style:font-size-complex="14pt"/>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24"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25" style:family="paragraph" style:parent-style-name="Standard">
      <style:paragraph-properties fo:margin-left="0cm" fo:margin-right="0cm" fo:orphans="2" fo:widows="2" fo:text-indent="0cm" style:auto-text-indent="false"/>
    </style:style>
    <style:style style:name="P26"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7"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28"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29"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30" style:family="paragraph" style:parent-style-name="Standard">
      <style:paragraph-properties fo:margin-top="0cm" fo:margin-bottom="0.212cm" style:snap-to-layout-grid="false"/>
    </style:style>
    <style:style style:name="P31" style:family="paragraph" style:parent-style-name="Standard">
      <style:paragraph-properties fo:margin-left="1.251cm" fo:margin-right="0cm" fo:margin-top="0cm" fo:margin-bottom="0.212cm" fo:text-indent="0cm" style:auto-text-indent="false" style:snap-to-layout-grid="false"/>
    </style:style>
    <style:style style:name="P32" style:family="paragraph" style:parent-style-name="Standard">
      <style:paragraph-properties fo:margin-left="2.501cm" fo:margin-right="0cm" fo:margin-top="0cm" fo:margin-bottom="0.212cm" fo:text-indent="0cm" style:auto-text-indent="false" style:snap-to-layout-grid="false"/>
    </style:style>
    <style:style style:name="P33"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4"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5"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6"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7"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8"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39"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0"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1" style:family="paragraph" style:parent-style-name="Standard">
      <style:text-properties fo:font-weight="normal" fo:background-color="transparent" style:font-weight-asian="normal" style:font-weight-complex="normal"/>
    </style:style>
    <style:style style:name="P42" style:family="paragraph" style:parent-style-name="Standard">
      <style:text-properties fo:font-weight="normal" style:font-weight-asian="normal" style:font-weight-complex="normal"/>
    </style:style>
    <style:style style:name="P43" style:family="paragraph" style:parent-style-name="Standard" style:list-style-name="L1">
      <style:text-properties fo:font-weight="normal" style:font-weight-asian="normal" style:font-weight-complex="normal"/>
    </style:style>
    <style:style style:name="P44" style:family="paragraph" style:parent-style-name="Standard" style:list-style-name="L2">
      <style:text-properties fo:font-weight="normal" style:font-weight-asian="normal" style:font-weight-complex="normal"/>
    </style:style>
    <style:style style:name="P45" style:family="paragraph" style:parent-style-name="Standard" style:list-style-name="L3">
      <style:text-properties fo:font-weight="normal" style:font-weight-asian="normal" style:font-weight-complex="normal"/>
    </style:style>
    <style:style style:name="P46" style:family="paragraph" style:parent-style-name="Standard" style:list-style-name="L4">
      <style:text-properties fo:font-weight="normal" style:font-weight-asian="normal" style:font-weight-complex="normal"/>
    </style:style>
    <style:style style:name="P47" style:family="paragraph" style:parent-style-name="Standard" style:list-style-name="L5">
      <style:text-properties fo:font-weight="normal" style:font-weight-asian="normal" style:font-weight-complex="normal"/>
    </style:style>
    <style:style style:name="P48" style:family="paragraph" style:parent-style-name="Standard" style:list-style-name="L6">
      <style:text-properties fo:font-weight="normal" style:font-weight-asian="normal" style:font-weight-complex="normal"/>
    </style:style>
    <style:style style:name="P49" style:family="paragraph" style:parent-style-name="Standard" style:list-style-name="L7">
      <style:text-properties fo:font-weight="normal" style:font-weight-asian="normal" style:font-weight-complex="normal"/>
    </style:style>
    <style:style style:name="P50" style:family="paragraph" style:parent-style-name="Standard" style:list-style-name="L8">
      <style:text-properties fo:font-weight="normal" style:font-weight-asian="normal" style:font-weight-complex="normal"/>
    </style:style>
    <style:style style:name="P51" style:family="paragraph" style:parent-style-name="Standard" style:list-style-name="L22">
      <style:text-properties fo:font-weight="normal" style:font-weight-asian="normal" style:font-weight-complex="normal"/>
    </style:style>
    <style:style style:name="P52" style:family="paragraph" style:parent-style-name="Standard" style:list-style-name="L23">
      <style:text-properties fo:font-weight="normal" style:font-weight-asian="normal" style:font-weight-complex="normal"/>
    </style:style>
    <style:style style:name="P53" style:family="paragraph" style:parent-style-name="Standard" style:list-style-name="L24">
      <style:text-properties fo:font-weight="normal" style:font-weight-asian="normal" style:font-weight-complex="normal"/>
    </style:style>
    <style:style style:name="P54" style:family="paragraph" style:parent-style-name="Standard" style:list-style-name="L25">
      <style:text-properties fo:font-weight="normal" style:font-weight-asian="normal" style:font-weight-complex="normal"/>
    </style:style>
    <style:style style:name="P55" style:family="paragraph" style:parent-style-name="Standard" style:list-style-name="L26">
      <style:text-properties fo:font-weight="normal" style:font-weight-asian="normal" style:font-weight-complex="normal"/>
    </style:style>
    <style:style style:name="P56" style:family="paragraph" style:parent-style-name="Standard" style:list-style-name="L27">
      <style:text-properties fo:font-weight="normal" style:font-weight-asian="normal" style:font-weight-complex="normal"/>
    </style:style>
    <style:style style:name="P57" style:family="paragraph" style:parent-style-name="Standard" style:list-style-name="L28">
      <style:text-properties fo:font-weight="normal" style:font-weight-asian="normal" style:font-weight-complex="normal"/>
    </style:style>
    <style:style style:name="P58"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59" style:family="paragraph" style:parent-style-name="Standard">
      <style:text-properties fo:font-variant="normal" fo:text-transform="none" fo:color="#222222" fo:letter-spacing="normal" fo:font-style="normal" fo:font-weight="normal"/>
    </style:style>
    <style:style style:name="P60" style:family="paragraph" style:parent-style-name="Standard">
      <style:text-properties fo:font-variant="normal" fo:text-transform="none" fo:color="#222222" fo:letter-spacing="normal" fo:font-style="normal" fo:font-weight="normal" fo:background-color="transparent"/>
    </style:style>
    <style:style style:name="P61" style:family="paragraph" style:parent-style-name="Standard">
      <style:paragraph-properties fo:text-align="center" style:justify-single-word="false"/>
      <style:text-properties fo:font-variant="normal" fo:text-transform="none" fo:color="#222222" fo:letter-spacing="normal" fo:font-style="normal" fo:font-weight="normal" fo:background-color="transparent"/>
    </style:style>
    <style:style style:name="P62"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63"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64" style:family="paragraph" style:parent-style-name="Standard" style:list-style-name="L29">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65" style:family="paragraph" style:parent-style-name="Standard">
      <style:text-properties fo:font-variant="normal" fo:text-transform="none" fo:color="#222222" style:font-name="Times New Roman" fo:letter-spacing="normal" fo:font-style="normal" fo:font-weight="normal" fo:background-color="transparent"/>
    </style:style>
    <style:style style:name="P66" style:family="paragraph" style:parent-style-name="Standard">
      <style:paragraph-properties fo:text-align="center" style:justify-single-word="false"/>
      <style:text-properties fo:color="#004586" fo:font-size="14pt" fo:font-weight="bold" style:font-size-asian="14pt" style:font-size-complex="14pt"/>
    </style:style>
    <style:style style:name="P67" style:family="paragraph" style:parent-style-name="Standard">
      <style:text-properties style:font-name="Times New Roman"/>
    </style:style>
    <style:style style:name="P68" style:family="paragraph" style:parent-style-name="Standard">
      <style:text-properties fo:font-weight="bold" style:font-weight-asian="bold" style:font-weight-complex="bold"/>
    </style:style>
    <style:style style:name="P69" style:family="paragraph" style:parent-style-name="Standard" style:list-style-name="L11"/>
    <style:style style:name="P70" style:family="paragraph" style:parent-style-name="Standard">
      <style:paragraph-properties fo:text-align="justify" style:justify-single-word="false"/>
    </style:style>
    <style:style style:name="P71" style:family="paragraph" style:parent-style-name="Standard">
      <style:text-properties fo:color="#000080" fo:font-weight="bold" style:font-weight-asian="bold" style:font-weight-complex="bold"/>
    </style:style>
    <style:style style:name="P72" style:family="paragraph" style:parent-style-name="Standard" style:list-style-name="L17"/>
    <style:style style:name="P73" style:family="paragraph" style:parent-style-name="Standard" style:list-style-name="L18"/>
    <style:style style:name="P74" style:family="paragraph" style:parent-style-name="Standard" style:list-style-name="L19"/>
    <style:style style:name="P75" style:family="paragraph" style:parent-style-name="Standard" style:list-style-name="L20"/>
    <style:style style:name="P76" style:family="paragraph" style:parent-style-name="Standard" style:list-style-name="L21"/>
    <style:style style:name="P77" style:family="paragraph" style:parent-style-name="Standard">
      <style:text-properties fo:background-color="#00ff00"/>
    </style:style>
    <style:style style:name="P78"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79" style:family="paragraph" style:parent-style-name="Heading_20_2">
      <style:paragraph-properties fo:line-height="150%" fo:text-align="center" style:justify-single-word="false" fo:orphans="2" fo:widows="2"/>
      <style:text-properties fo:color="#004586" fo:font-size="36pt" fo:font-weight="bold" style:font-size-asian="36pt" style:font-weight-asian="bold" style:font-size-complex="3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00ff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background-color="#ff0000"/>
    </style:style>
    <style:style style:name="T7" style:family="text">
      <style:text-properties fo:background-color="#ffff00"/>
    </style:style>
    <style:style style:name="T8" style:family="text">
      <style:text-properties fo:background-color="#0000ff"/>
    </style:style>
    <style:style style:name="T9" style:family="text">
      <style:text-properties style:use-window-font-color="true"/>
    </style:style>
    <style:style style:name="T10" style:family="text">
      <style:text-properties fo:font-variant="normal" fo:text-transform="none"/>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fo:background-color="transparent"/>
    </style:style>
    <style:style style:name="T13" style:family="text">
      <style:text-properties fo:font-variant="normal" fo:text-transform="none" fo:color="#222222" fo:letter-spacing="normal" fo:font-style="normal" fo:font-weight="normal" fo:background-color="transparent" style:font-weight-asian="bold" style:font-weight-complex="bold"/>
    </style:style>
    <style:style style:name="T14" style:family="text">
      <style:text-properties fo:font-variant="normal" fo:text-transform="none" fo:color="#222222" style:font-name="Arial" fo:letter-spacing="normal" fo:font-style="normal" fo:font-weight="normal" fo:background-color="transparent"/>
    </style:style>
    <style:style style:name="T15" style:family="text">
      <style:text-properties fo:font-variant="normal" fo:text-transform="none" fo:color="#222222" style:font-name="Times New Roman" fo:letter-spacing="normal" fo:font-style="normal" fo:font-weight="normal" fo:background-color="transparent"/>
    </style:style>
    <style:style style:name="T16" style:family="text">
      <style:text-properties fo:font-variant="normal" fo:text-transform="none" fo:color="#004586" fo:letter-spacing="normal" fo:font-style="normal" fo:font-weight="normal"/>
    </style:style>
    <style:style style:name="T17" style:family="text">
      <style:text-properties fo:font-variant="normal" fo:text-transform="none" fo:color="#004586" fo:letter-spacing="normal" fo:font-style="normal" fo:font-weight="bold" fo:background-color="transparent" style:font-weight-asian="bold" style:font-weight-complex="bold"/>
    </style:style>
    <style:style style:name="T18" style:family="text">
      <style:text-properties fo:font-variant="normal" fo:text-transform="none" fo:color="#004586" style:font-name="Arial" fo:font-size="14pt" fo:letter-spacing="normal" fo:font-style="normal" fo:font-weight="normal" style:font-size-asian="14pt" style:font-size-complex="14pt"/>
    </style:style>
    <style:style style:name="T19" style:family="text">
      <style:text-properties fo:font-variant="normal" fo:text-transform="none" fo:color="#004586" style:font-name="Times New Roman" fo:letter-spacing="normal" fo:font-style="normal" fo:font-weight="bold" style:font-weight-asian="bold" style:font-weight-complex="bold"/>
    </style:style>
    <style:style style:name="T20" style:family="text">
      <style:text-properties fo:font-variant="normal" fo:text-transform="none" fo:color="#004586" style:font-name="Times New Roman" fo:letter-spacing="normal" fo:font-style="normal" fo:font-weight="bold" fo:background-color="transparent" style:font-weight-asian="bold" style:font-weight-complex="bold"/>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normal" fo:background-color="transparent" style:font-weight-asian="normal" style:font-weight-complex="normal"/>
    </style:style>
    <style:style style:name="T23" style:family="text">
      <style:text-properties fo:font-variant="normal" fo:text-transform="none" fo:color="#000080" fo:letter-spacing="normal" fo:font-style="normal" fo:font-weight="normal"/>
    </style:style>
    <style:style style:name="T24" style:family="text">
      <style:text-properties style:font-name="Arial"/>
    </style:style>
    <style:style style:name="T25" style:family="text">
      <style:text-properties style:font-name="Arial" fo:font-size="11pt" style:font-size-asian="11pt" style:font-name-complex="Arial" style:font-size-complex="11pt"/>
    </style:style>
    <style:style style:name="T26" style:family="text">
      <style:text-properties fo:color="#004586"/>
    </style:style>
    <style:style style:name="T27" style:family="text">
      <style:text-properties fo:color="#004586" fo:font-weight="bold" style:font-weight-asian="bold" style:font-weight-complex="bold"/>
    </style:style>
    <style:style style:name="T28" style:family="text">
      <style:text-properties fo:letter-spacing="normal"/>
    </style:style>
    <style:style style:name="T29" style:family="text">
      <style:text-properties fo:color="#000080"/>
    </style:style>
    <style:style style:name="T30" style:family="text">
      <style:text-properties fo:color="#000080" fo:font-weight="bold" style:font-weight-asian="bold" style:font-weight-complex="bold"/>
    </style:style>
    <style:style style:name="T31" style:family="text">
      <style:text-properties fo:background-color="transparent"/>
    </style:style>
    <style:style style:name="T32" style:family="text">
      <style:text-properties fo:background-color="transparent" style:font-weight-asian="normal" style:font-weight-complex="normal"/>
    </style:style>
    <style:style style:name="T33" style:family="text">
      <style:text-properties style:font-weight-asian="bold" style:font-weight-complex="bold"/>
    </style:style>
    <style:style style:name="T34" style:family="text">
      <style:text-properties style:font-weight-asian="normal" style:font-weight-complex="normal"/>
    </style:style>
    <style:style style:name="T35" style:family="text">
      <style:text-properties style:font-name="URW Chancery L"/>
    </style:style>
    <style:style style:name="T36" style:family="text">
      <style:text-properties fo:font-style="normal"/>
    </style:style>
    <style:style style:name="T37" style:family="text">
      <style:text-properties style:font-style-asian="italic"/>
    </style:style>
    <style:style style:name="T38" style:family="text">
      <style:text-properties style:font-name-complex="Arial"/>
    </style:style>
    <style:style style:name="T39" style:family="text">
      <style:text-properties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 locales:</text:p>
      <text:p text:style-name="Standard"/>
      <text:p text:style-name="Standard">Colores de resaltado:</text:p>
      <text:p text:style-name="Standard"><text:span text:style-name="T8">azul:</text:span> revisar para borrar</text:p>
      <text:p text:style-name="Standard"><text:span text:style-name="T3">verde:</text:span> revisar para agregar</text:p>
      <text:p text:style-name="Standard"><text:span text:style-name="T7">amarillo:</text:span> revisar</text:p>
      <text:p text:style-name="Standard"><text:span text:style-name="T6">rojo:</text:span> anotaciones</text:p>
      <text:p text:style-name="Standard"/>
      <text:p text:style-name="Standard">Los corchetes representan tareas o información a agregar, ej: [INDICE]</text:p>
      <text:p text:style-name="P7">[INDICE]</text:p>
      <text:p text:style-name="P5"/>
      <text:p text:style-name="P7">[INDICE FIGURAS]</text:p>
      <text:p text:style-name="P2"/>
      <text:p text:style-name="P2">Herramientas a utilizar:</text:p>
      <text:p text:style-name="P2">Para los diagramas de diseño se utilizará la herramienta de modelado UML[REFERENCIA A UML] “Astah Community”, para el desarrollo de código “Eclipse”[REFERENCIA A ECLIPSE] y “DropBox”[REFERENCIA A DROPBOX] para compartir recursos.</text:p>
      <text:p text:style-name="P1"/>
      <text:p text:style-name="P1"/>
      <text:p text:style-name="P2">Especificación de requerimientos:</text:p>
      <text:p text:style-name="P2">[TODO: COPIAR ESPECIFICACIÓN DE REQUERIMIENTOS DE SOFTWARE]</text:p>
      <text:p text:style-name="P1"/>
      <text:p text:style-name="P1"/>
      <text:p text:style-name="P1"/>
      <text:p text:style-name="P1"/>
      <text:p text:style-name="P1"/>
      <text:p text:style-name="P2">Diseño detallado:<text:tab/><text:tab/>[TODO:COMPLETAR]</text:p>
      <text:p text:style-name="P2">Codificación y testing:<text:tab/>[TODO:COMPLETAR]</text:p>
      <text:p text:style-name="P2">Pruebas:<text:tab/><text:tab/><text:tab/>[TODO:COMPLETAR]</text:p>
      <text:p text:style-name="P2">Documentación:<text:tab/><text:tab/>[TODO:COMPLETAR]</text:p>
      <text:p text:style-name="P2">Ejempos:<text:tab/><text:tab/><text:tab/>[TODO:COMPLETAR]</text:p>
      <text:p text:style-name="P1"/>
      <text:p text:style-name="P3">Partes del informe:</text:p>
      <text:p text:style-name="P3"/>
      <text:p text:style-name="P3"><text:tab/>introducción</text:p>
      <text:p text:style-name="P3">Seccion A</text:p>
      <text:p text:style-name="P3"><text:tab/>requerimientos</text:p>
      <text:p text:style-name="P3"><text:tab/>Documentos de diseño (diagrama y acompañamiento y explicaciones de uso de la plataforma)</text:p>
      <text:p text:style-name="P3"><text:tab/><text:tab/>diseño detallado( nivel metodos)</text:p>
      <text:p text:style-name="P3"><text:tab/>codificacion y testing </text:p>
      <text:p text:style-name="P3"/>
      <text:p text:style-name="P3">Seccion B</text:p>
      <text:p text:style-name="P3"><text:tab/>pruebas(casos de estudio, numeros de bags)</text:p>
      <text:p text:style-name="P3"/>
      <text:p text:style-name="P3">Seccion C (Manual de usuario)</text:p>
      <text:p text:style-name="P3"><text:tab/>Documentación de como lo uso</text:p>
      <text:p text:style-name="P3"><text:tab/>Ejemplos</text:p>
      <text:p text:style-name="P3"/>
      <text:p text:style-name="P4">[TODO: COMBINAR LA DOCUMENTACIÓN DE LAS PRIMERAS ENTREGAS]</text:p>
      <text:p text:style-name="P3"/>
      <text:h text:style-name="P79" text:outline-level="2"><text:soft-page-break/>Garoé:Una Plataforma Orientada a Objetos para el Desarrollo de Soluciones Algorítmicas basadas en Búsqueda‏</text:h>
      <text:p text:style-name="P33"/>
      <text:p text:style-name="P34"/>
      <text:p text:style-name="P34"/>
      <text:p text:style-name="P35"/>
      <text:p text:style-name="P36">Autores: Fiori, Carla Noelia</text:p>
      <text:p text:style-name="P36"><text:tab/> <text:s text:c="3"/>Gutierrez Brida, Simon Emmanuel</text:p>
      <text:p text:style-name="P36"/>
      <text:p text:style-name="P35"/>
      <text:p text:style-name="P35"/>
      <text:p text:style-name="P37">Universidad Nacional de Río Cuarto.</text:p>
      <text:p text:style-name="P37">07/Noviembre/2011</text:p>
      <text:p text:style-name="P34"/>
      <text:p text:style-name="P34"/>
      <text:p text:style-name="P34"/>
      <text:p text:style-name="P34"/>
      <text:p text:style-name="P34"><text:soft-page-break/>Índice</text:p>
      <table:table table:name="Tabla1" table:style-name="Tabla1">
        <table:table-column table:style-name="Tabla1.A"/>
        <table:table-column table:style-name="Tabla1.B"/>
        <table:table-row table:style-name="Tabla1.1">
          <table:table-cell table:style-name="Tabla1.A1" office:value-type="string">
            <text:p text:style-name="P20">1. Introducción……………………………………………………………………………………</text:p>
          </table:table-cell>
          <table:table-cell table:style-name="Tabla1.B1" office:value-type="string">
            <text:p text:style-name="P28">5</text:p>
          </table:table-cell>
        </table:table-row>
        <table:table-row table:style-name="Tabla1.1">
          <table:table-cell table:style-name="Tabla1.A1" office:value-type="string">
            <text:p text:style-name="P29">2. Objetivos……………………………………………………………………………………….</text:p>
          </table:table-cell>
          <table:table-cell table:style-name="Tabla1.B1" office:value-type="string">
            <text:p text:style-name="P28">5</text:p>
          </table:table-cell>
        </table:table-row>
        <table:table-row table:style-name="Tabla1.1">
          <table:table-cell table:style-name="Tabla1.A1" office:value-type="string">
            <text:p text:style-name="P29">3. Implementación del TAD…………..…………………………………………………………</text:p>
          </table:table-cell>
          <table:table-cell table:style-name="Tabla1.B1" office:value-type="string">
            <text:p text:style-name="P28">6</text:p>
          </table:table-cell>
        </table:table-row>
        <table:table-row table:style-name="Tabla1.1">
          <table:table-cell table:style-name="Tabla1.A1" office:value-type="string">
            <text:p text:style-name="P38">3.1. Planificación del Taller..……..…………………………………………………….</text:p>
          </table:table-cell>
          <table:table-cell table:style-name="Tabla1.B1" office:value-type="string">
            <text:p text:style-name="P28">6</text:p>
          </table:table-cell>
        </table:table-row>
        <table:table-row table:style-name="Tabla1.1">
          <table:table-cell table:style-name="Tabla1.A1" office:value-type="string">
            <text:p text:style-name="P38">3.2. En el aula: Actividades y Metodología………………………………………….</text:p>
          </table:table-cell>
          <table:table-cell table:style-name="Tabla1.B1" office:value-type="string">
            <text:p text:style-name="P28">8</text:p>
          </table:table-cell>
        </table:table-row>
        <table:table-row table:style-name="Tabla1.1">
          <table:table-cell table:style-name="Tabla1.A1" office:value-type="string">
            <text:p text:style-name="P39">3.2.1. Metodología……………………………………………………………..</text:p>
          </table:table-cell>
          <table:table-cell table:style-name="Tabla1.B1" office:value-type="string">
            <text:p text:style-name="P28">8</text:p>
          </table:table-cell>
        </table:table-row>
        <table:table-row table:style-name="Tabla1.1">
          <table:table-cell table:style-name="Tabla1.A1" office:value-type="string">
            <text:p text:style-name="P39">3.2.2. Actividades………………………………………………………………</text:p>
          </table:table-cell>
          <table:table-cell table:style-name="Tabla1.B1" office:value-type="string">
            <text:p text:style-name="P28">8</text:p>
          </table:table-cell>
        </table:table-row>
        <table:table-row table:style-name="Tabla1.1">
          <table:table-cell table:style-name="Tabla1.A1" office:value-type="string">
            <text:p text:style-name="P40">3.2.2.1. Inicio…………………………………………………………..</text:p>
          </table:table-cell>
          <table:table-cell table:style-name="Tabla1.B1" office:value-type="string">
            <text:p text:style-name="P28">9</text:p>
          </table:table-cell>
        </table:table-row>
        <table:table-row table:style-name="Tabla1.1">
          <table:table-cell table:style-name="Tabla1.A1" office:value-type="string">
            <text:p text:style-name="P40">3.2.2.2. Geografía…………………………………………………….</text:p>
          </table:table-cell>
          <table:table-cell table:style-name="Tabla1.B1" office:value-type="string">
            <text:p text:style-name="P28">9</text:p>
          </table:table-cell>
        </table:table-row>
        <table:table-row table:style-name="Tabla1.1">
          <table:table-cell table:style-name="Tabla1.A1" office:value-type="string">
            <text:p text:style-name="P40">3.2.2.3. Video………………………………………………………….</text:p>
          </table:table-cell>
          <table:table-cell table:style-name="Tabla1.B1" office:value-type="string">
            <text:p text:style-name="P28">10</text:p>
          </table:table-cell>
        </table:table-row>
        <table:table-row table:style-name="Tabla1.1">
          <table:table-cell table:style-name="Tabla1.A1" office:value-type="string">
            <text:p text:style-name="P40">3.2.2.4. Búsqueda de información…………………………………..</text:p>
          </table:table-cell>
          <table:table-cell table:style-name="Tabla1.B1" office:value-type="string">
            <text:p text:style-name="P28">11</text:p>
          </table:table-cell>
        </table:table-row>
        <table:table-row table:style-name="Tabla1.1">
          <table:table-cell table:style-name="Tabla1.A1" office:value-type="string">
            <text:p text:style-name="P40">3.2.2.5. Correo Electrónico…………………………………………..</text:p>
          </table:table-cell>
          <table:table-cell table:style-name="Tabla1.B1" office:value-type="string">
            <text:p text:style-name="P28">11</text:p>
          </table:table-cell>
        </table:table-row>
        <table:table-row table:style-name="Tabla1.1">
          <table:table-cell table:style-name="Tabla1.A1" office:value-type="string">
            <text:p text:style-name="P40">3.2.2.6. Chat…………………………………………………………..</text:p>
          </table:table-cell>
          <table:table-cell table:style-name="Tabla1.B1" office:value-type="string">
            <text:p text:style-name="P28">12</text:p>
          </table:table-cell>
        </table:table-row>
        <table:table-row table:style-name="Tabla1.1">
          <table:table-cell table:style-name="Tabla1.A1" office:value-type="string">
            <text:p text:style-name="P38">3.3. Espacios de Socialización………………………………………………………..</text:p>
          </table:table-cell>
          <table:table-cell table:style-name="Tabla1.B1" office:value-type="string">
            <text:p text:style-name="P28">12</text:p>
          </table:table-cell>
        </table:table-row>
        <table:table-row table:style-name="Tabla1.1">
          <table:table-cell table:style-name="Tabla1.A1" office:value-type="string">
            <text:p text:style-name="P31"><text:span text:style-name="T25">3.</text:span><text:span text:style-name="T25">4. Opiniones de los Protagonistas……………………..…………………………..</text:span></text:p>
          </table:table-cell>
          <table:table-cell table:style-name="Tabla1.B1" office:value-type="string">
            <text:p text:style-name="P28">13</text:p>
          </table:table-cell>
        </table:table-row>
        <table:table-row table:style-name="Tabla1.1">
          <table:table-cell table:style-name="Tabla1.A1" office:value-type="string">
            <text:p text:style-name="P32"><text:span text:style-name="T25">3.</text:span><text:span text:style-name="T25">4.1. Nuestro Profe, Jorge Guazzone……………………………………….</text:span></text:p>
          </table:table-cell>
          <table:table-cell table:style-name="Tabla1.B1" office:value-type="string">
            <text:p text:style-name="P28">13</text:p>
          </table:table-cell>
        </table:table-row>
        <table:table-row table:style-name="Tabla1.1">
          <table:table-cell table:style-name="Tabla1.A1" office:value-type="string">
            <text:p text:style-name="P32"><text:span text:style-name="T25">3.</text:span><text:span text:style-name="T25">4.2. Un docente voluntario del equipo de trabajo, Julián Conde………</text:span></text:p>
          </table:table-cell>
          <table:table-cell table:style-name="Tabla1.B1" office:value-type="string">
            <text:p text:style-name="P28">14</text:p>
          </table:table-cell>
        </table:table-row>
        <table:table-row table:style-name="Tabla1.1">
          <table:table-cell table:style-name="Tabla1.A1" office:value-type="string">
            <text:p text:style-name="P31"><text:span text:style-name="T25">3.</text:span><text:span text:style-name="T25">5. Viaje de Cierre………………………………………………………………………</text:span></text:p>
          </table:table-cell>
          <table:table-cell table:style-name="Tabla1.B1" office:value-type="string">
            <text:p text:style-name="P28">15</text:p>
          </table:table-cell>
        </table:table-row>
        <table:table-row table:style-name="Tabla1.1">
          <table:table-cell table:style-name="Tabla1.A1" office:value-type="string">
            <text:p text:style-name="P31"><text:span text:style-name="T25">3.</text:span><text:span text:style-name="T25">6. Acto de Cierre (Entrega de Certificados)……………………………………….</text:span></text:p>
          </table:table-cell>
          <table:table-cell table:style-name="Tabla1.B1" office:value-type="string">
            <text:p text:style-name="P28">17</text:p>
          </table:table-cell>
        </table:table-row>
        <table:table-row table:style-name="Tabla1.1">
          <table:table-cell table:style-name="Tabla1.A1" office:value-type="string">
            <text:p text:style-name="P30"><text:span text:style-name="T25">4</text:span><text:span text:style-name="T25">. Conclusión……………………………………………………………………………………..</text:span></text:p>
          </table:table-cell>
          <table:table-cell table:style-name="Tabla1.B1" office:value-type="string">
            <text:p text:style-name="P28">17</text:p>
          </table:table-cell>
        </table:table-row>
        <table:table-row table:style-name="Tabla1.1">
          <table:table-cell table:style-name="Tabla1.A1" office:value-type="string">
            <text:p text:style-name="P30"><text:span text:style-name="T25">5</text:span><text:span text:style-name="T25">. Referencias……………………………………………………………………………………</text:span></text:p>
          </table:table-cell>
          <table:table-cell table:style-name="Tabla1.B1" office:value-type="string">
            <text:p text:style-name="P28">20</text:p>
          </table:table-cell>
        </table:table-row>
      </table:table>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soft-page-break/><text:span text:style-name="T11">1-introducción</text:span><text:line-break/><text:span text:style-name="T26">descripción</text:span><text:span text:style-name="T16"> gral del problema</text:span><text:span text:style-name="T26"><text:line-break/>descripción</text:span><text:span text:style-name="T16"> mas especifica del problema concreto a resolver</text:span></text:p>
      <text:p text:style-name="P22"><text:span text:style-name="T23">descripción de la solución</text:span><text:line-break/><text:span text:style-name="T11">estructura del reporte (en esta sección tal y tal, en  esta otra tal y tal)</text:span><text:line-break/></text:p>
      <text:p text:style-name="P23">2-Preliminares (paraff q son <text:span text:style-name="T29">patrones de diseño</text:span>, cosas q necesito saber)</text:p>
      <text:p text:style-name="P25"><text:line-break/><text:span text:style-name="T11">3- Busqueda a la programación(aca va </text:span><text:span text:style-name="T16">Backtraking</text:span><text:span text:style-name="T11">, </text:span><text:span text:style-name="T18">motores</text:span><text:span text:style-name="T11">, q es </text:span><text:span text:style-name="T23">busqueda, informada</text:span><text:span text:style-name="T11">)</text:span><text:line-break/><text:span text:style-name="T23">busqueda en gral</text:span><text:span text:style-name="T29"><text:line-break/></text:span><text:span text:style-name="T23">busqueda a problemas con advers</text:span><text:line-break/><text:span text:style-name="T11">....</text:span><text:line-break/><text:span text:style-name="T11">ejemplos (de busqueda, jarras, indiana, granja, tateti, laberinto)</text:span><text:line-break/><text:line-break/><text:line-break/><text:span text:style-name="T11">4- Framework para solucion basados en busqueda</text:span><text:line-break/><text:span text:style-name="T11">breve introduccion, </text:span><text:span text:style-name="T23">metodologias de trabajo</text:span><text:line-break/><text:span text:style-name="T23">4.1 requerimientos(scope) (ESPECIFICACIONES DE REQUERIMIENTOS)</text:span><text:line-break/><text:span text:style-name="T11">4.2 </text:span><text:span text:style-name="T23">diseño</text:span><text:span text:style-name="T11"> (de clases, no detallado), </text:span><text:span text:style-name="T21">poner el diagrama q esta en especif de requerimiento (PONER EL DIAGRAMITA, PORQUE JODIA NO LO PUSE, sacarlo nvamente de espec de req)</text:span><text:line-break/><text:span text:style-name="T11">4.3 Implementacion (rutinas importantes- si queremos- ) usamos eclipse, por tal y tal cosa</text:span><text:line-break/><text:span text:style-name="T11">4.4 testing (tablitas)</text:span><text:line-break/><text:line-break/><text:span text:style-name="T11">5- casos de estudio</text:span><text:line-break/><text:line-break/><text:span text:style-name="T11">6-conclusione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11">1. INTRODUCCION</text:p>
      <text:p text:style-name="P10"/>
      <text:p text:style-name="P8">introducción General:</text:p>
      <text:p text:style-name="Standard"/>
      <text:p text:style-name="P6">Uno de los elementos centrales en la construcción de soluciones algorítmicas a problemas es el uso de las denominadas <text:span text:style-name="T4">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6"/>
      <text:p text:style-name="P6">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6"/>
      <text:p text:style-name="P6">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26">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24"/>
      <text:p text:style-name="P9">Introducción detallada del problema:</text:p>
      <text:p text:style-name="P5"/>
      <text:p text:style-name="P5">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18">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6">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text:soft-page-break/>requiera una o mas vistas, un modelo y un controlador, al mismo tiempo que permite intercambiar estas partes.</text:p>
      <text:p text:style-name="P6"/>
      <text:p text:style-name="P6">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6"/>
      <text:p text:style-name="P18">[AGREGAR COMO NOTA AL PIE]</text:p>
      <text:p text:style-name="P18">*Los pasos de transformación pueden entenderse como cambios atómicos al estado, cambios que no pueden subdividirse en pasos mas pequeños.</text:p>
      <text:p text:style-name="P18"/>
      <text:p text:style-name="P18">**La genericidad con restricciones es aquella que restringe a los parámetros de clases para que deriven de una clase en particular, ej: Clase&lt;C implements Comparable&lt;C&gt;&gt;.</text:p>
      <text:p text:style-name="P14"/>
      <text:p text:style-name="P8">Descripción de la solución</text:p>
      <text:p text:style-name="P8"/>
      <text:p text:style-name="P18">Se desea construir una plataforma (conjunto de clases, clases abstractas e interfaces) que actúe de base para el desarrollo de: <text:span text:style-name="T33">motores de búsqueda con y sin adversario</text:span><text:span text:style-name="T32"> (a partir de ahora llamados MBA y MBSA respectivamente);</text:span><text:span text:style-name="T34"> </text:span><text:span text:style-name="T33">problemas de búsqueda con y sin adversario </text:span><text:span text:style-name="T34">(a partir de ahora llamados PBA y PBSA respectivamente)</text:span><text:span text:style-name="T33"> mediante la descripción de sus componentes</text:span><text:span text:style-name="T34"> (noción de estado, descripción del problema, reglas de cambio de estado). Y dos ejemplos de uso, un</text:span><text:span text:style-name="T33"> juego con adversario</text:span><text:span text:style-name="T34">, y otro </text:span><text:span text:style-name="T33">juego sin adversario</text:span><text:span text:style-name="T34">, usados para demostrar la utilización de la plataforma y mostrar sus ventajas frente a tener que desarrollarlos sin tener a la misma.</text:span></text:p>
      <text:p text:style-name="P18"/>
      <text:p text:style-name="P18">El <text:span text:style-name="T33">motor de búsqueda con adversario debe ser minMax con poda alfa-beta</text:span><text:span text:style-name="T3">[REFERENCIA A MOTORES]</text:span>, en cambio el <text:span text:style-name="T33">motor de búsqueda para problemas sin adversario es a libre elección</text:span>. Ambos <text:span text:style-name="T33">problemas de ejemplo deben ser juegos</text:span> (uno con adversario y el otro sin) y el <text:span text:style-name="T33">juego sin adversario debe proveer una interfaz gráfica</text:span> de usuario. Alguno de los dos juegos con adversario debe ser ser de mediana complejidad (ej: mayor complejidad que reversi y menor que ajedrez).</text:p>
      <text:p text:style-name="P18"/>
      <text:p text:style-name="P18">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1">2. <text:s/><text:span text:style-name="T24">Preliminares</text:span></text:p>
      <text:p text:style-name="Standard"><text:span text:style-name="T24"><text:line-break/><text:line-break/></text:span><text:span text:style-name="T20">2.1. Orientado a objetos</text:span></text:p>
      <text:p text:style-name="Standard"><text:span text:style-name="T15"/></text:p>
      <text:p text:style-name="P65">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p text:style-name="P65"/>
      <text:p text:style-name="P65"><text:span text:style-name="T27">2.1. JAVA<text:line-break/></text:span></text:p>
      <text:p text:style-name="P65">Java es un lenguaje de programación Orientada a objetos, desarrollada por Sun Microsystems, al principio de los años '90. Tiene un modelo de objeto mas simple que C ++, y una gestión automática de memoria.</text:p>
      <text:p text:style-name="P65">La compilación de código fuente JAVA se hace a byte Cod, el cual es un código intermedio, el cual es interpretado por una maquina virtual, la cual es especifica de plataforma, esto es lo que permite portabilidad.</text:p>
      <text:p text:style-name="P65">El lenguaje JAVA se creo con cinco objetivos principales:</text:p>
      <text:p text:style-name="P65">1- Debería usar la metodología de la Programación orientada a objetos</text:p>
      <text:p text:style-name="P65">2- Debería permitir la ejecución de un mismo programa en múltiples sistemas operativos</text:p>
      <text:p text:style-name="P65">3- Debería incluir por defecto soporte para trabajo en red</text:p>
      <text:p text:style-name="P65">4- Debería diseñarse para ejecutar código en sistemas remotos de forma segura</text:p>
      <text:p text:style-name="P65">5- Debería ser fácil de usar y tomar lo mejor de otros lenguajes orientados a objetos como C++.</text:p>
      <text:p text:style-name="P65"/>
      <text:p text:style-name="P65">//AGREGAR DIFERENCIA CON ORIENTADO A CLASES</text:p>
      <text:p text:style-name="P65"/>
      <text:p text:style-name="P65">2.1.1. Recolector de basura</text:p>
      <text:p text:style-name="P65"/>
      <text:p text:style-name="P65">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text:soft-page-break/>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p text:style-name="P65"/>
      <text:p text:style-name="P65">2.1.2. Rendimiento <text:line-break/></text:p>
      <text:p text:style-name="P67">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12">lenguaje conllevan una penalización en tiempo, aunque no son únicas de Java. Algunas de ellas son el chequeo de los límites de arrays, chequeo en tiempo de ejecución de tipos, y la indirección de funciones virtuales.</text:span></text:p>
      <text:p text:style-name="P65">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Standard"><text:span text:style-name="T24"><text:line-break/></text:span><text:span text:style-name="T19">2.2. Patrones de Diseño</text:span></text:p>
      <text:p text:style-name="P15"/>
      <text:p text:style-name="P16">Diseñar software orientado a objetos es difícil, y diseñar software orientado a objetos que sea reutilizable es aún mas difícil. </text:p>
      <text:p text:style-name="P16">Es necesario encontrar objetos pertinentes, factorizarlos en clases con la correcta granularidad, definir interfaces de clase y jerarquías de herencia, y establecer relaciones claves entre si. </text:p>
      <text:p text:style-name="P16">El diseño debería ser especifico al problema que se está resolviendo pero lo suficientemente general para resolver futuros problemas y requerimientos. También es deseable evitar el rediseño o al menos </text:p>
      <text:p text:style-name="P16">minimizarlo. Es muy dificil resolver un problema desde cero, en cambio es mucho mas sencillo reutilizar soluciones que ya han probado ser efectivas anteriormente. En general es comun encontrar patrones </text:p>
      <text:p text:style-name="P16">recurrentes de clases y comunicación entre objetos en muchos sistemas orientados a objetos. Estos patrones resuelven problemas de diseño específicos y hacen a los diseños orientados a objetos mas flexibles, </text:p>
      <text:p text:style-name="P16">elegantes y finalmente reutilizables. Ayudan a los diseñadores a reusar diseños exitosos al basar nuevos diseños en experiencias anteriores. </text:p>
      <text:p text:style-name="P16">En forma simple un patrón de diseño ayuda a un diseñador a diseñar "bien" mas rápidamente. </text:p>
      <text:p text:style-name="P16"/>
      <text:p text:style-name="P16">2.2.1. Que es un patrón de diseño? </text:p>
      <text:p text:style-name="P16"/>
      <text:p text:style-name="P16">Christopher Alexander dijo "Cada patrón describe un problema que ocurre una y otra vez en nuestro ambiente, y luego describe el nucle de la solución a dicho problema, en una forma que se puede utilizar </text:p>
      <text:p text:style-name="P16">esta solución un millón de veces, nunca haciéndola de la misma forma". En general un patrón tiene cuatro elementos esenciales: </text:p>
      <text:p text:style-name="P16"/>
      <text:p text:style-name="P16">1- El nombre del patrón es una forma de describir un problema de diseño, sus soluciones y consecuencias en una o dos palabras. Tener un nombre para un patrón nos permite diseñar en un nivel mas alto </text:p>
      <text:p text:style-name="P16">de abstracción, utilizarlo en la documentación, al hablar con colegas, etc. </text:p>
      <text:p text:style-name="P16"/>
      <text:p text:style-name="P16">2- El problema describe cuando aplicar el patrón. Explica el problema y su contexto. Puede <text:soft-page-break/>describir problemas específicos de diseño tales como la forma de representar algoritmos como objetos. Puede </text:p>
      <text:p text:style-name="P16">describir clases o estructuras de objetos que son síntomas de un diseño inflexible. A veces el problema contendrá una lista de condiciones que deben ser cumplidas para que tenga sentido aplicar el patrón. </text:p>
      <text:p text:style-name="P16"/>
      <text:p text:style-name="P16">3- La solución describe los elementos que hacen al diseño, sus relaciones, responsabilidades y colaboraciones. La solución no describe un diseño concreto o implementación en particular, dado que un patrón es </text:p>
      <text:p text:style-name="P16">como un molde que puede ser aplicado en muchas situaciones diferentes. En cambio, el patrón provee una descripción abstracta de un problema de diseño y como una organización general de elementos (clases y objetos) </text:p>
      <text:p text:style-name="P16">la resuelve. </text:p>
      <text:p text:style-name="P16"/>
      <text:p text:style-name="P16">4- Las consecuencias son los resultados y "trade-off"??? de aplicar el patrón. Si bien las consecuencias son a menudo obviadas cuando se describe un desicion de diseño, estas son criticas </text:p>
      <text:p text:style-name="P16">para evaluar las alternativas de diseño y para entender los costos y beneficios de aplicar el patrón. Las consecuencias para el software a menudo conciernen al espacio y tiempo. </text:p>
      <text:p text:style-name="P16"/>
      <text:p text:style-name="P16"/>
      <text:p text:style-name="P16">Un patrón de diseño, nombra, resume e identifica los aspectos clases de una estructura de diseño común que lo hace útil para crear un diseño reutilizable orientado a objetos. El patrón de diseño identifica </text:p>
      <text:p text:style-name="P16">las clases e instancias participantes, sus roles y colaboraciones, y la distribución de responsabilidades. Cada patrón de diseño se enfoca en un problema de diseño orientado a objetos particular. Describe </text:p>
      <text:p text:style-name="P59"><text:span text:style-name="T31">cuando se aplica, si puede aplicarse en vista de otras restricciones de diseño y las consecuencias y "trade-offs"??? de utilizarlo.</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3. BUSQUEDA DE PROGRAMACION</text:p>
      <text:p text:style-name="P12">3.1. Búsqueda</text:p>
      <text:p text:style-name="P12"/>
      <text:p text:style-name="P16">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6"/>
      <text:p text:style-name="P16"/>
      <text:p text:style-name="P23"/>
      <text:p text:style-name="P12">3.2. Backtracking</text:p>
      <text:p text:style-name="P23"/>
      <text:p text:style-name="P16">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6">Para ciertos problemas la única forma de resolverlos es a través de un estudio exhaustivo de un conjunto conocido a priori de posibles soluciones, en la que tratamos de encontrar una o todas las soluciones importantes y también la óptima.</text:p>
      <text:p text:style-name="P16">Para llevar a cabo este estudio exhaustivo, el diseño vuelta atrás propone una manera sistemática de generar todas las posibles soluciones siempre que dichas soluciones sean susceptibles de resolverse en etapas.</text:p>
      <text:p text:style-name="P16">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6">Sus hijos son las prolongaciones posibles al añadir una nueva etapa. Para examinar el conjunto de posibles soluciones es suficiente recorrer este árbol construyendo soluciones parciales a medida que se avanza en el recorrido.</text:p>
      <text:p text:style-name="P16">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7">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7"/>
      <text:p text:style-name="P12"><text:bookmark-start text:name="__DdeLink__485_1280638000"/>3.2. <text:s/>Ramificación y poda<text:bookmark-end text:name="__DdeLink__485_1280638000"/></text:p>
      <text:p text:style-name="P12"/>
      <text:p text:style-name="P16"/>
      <text:p text:style-name="P16">Este método de diseño y algoritmos es en realidad una variante del diseño vuelta atrás. </text:p>
      <text:p text:style-name="P16">Esta técnica de diseño, cuyo nombre proviene del termino ingles “branch and bound”, se aplica normalmente a problemas de optimización. </text:p>
      <text:p text:style-name="P16">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6">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text:soft-page-break/>explorando pro esta rama del árbol, lo que permite realizar el procedimiento de poda.</text:p>
      <text:p text:style-name="P16">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6">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6">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6">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6">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6"/>
      <text:p text:style-name="P13">3.2. Motores de búsqueda</text:p>
      <text:p text:style-name="P13"/>
      <text:p text:style-name="P16">Los motores de búsqueda representan implementaciones de las distintas estrategias para recorrer y encontrar soluciones en un árbol de búsqueda. Por lo cual se explicaran las estrategias y se darán algunos detalles de implementación. </text:p>
      <text:p text:style-name="P16">Las dos primeras estrategias y de las cuales se derivan las demás, son búsqueda a lo ancho (breadth -first search) y búsqueda en profundidad (depth-first search) . Ambos deben tener una forma de marcar los nodos como visitados.</text:p>
      <text:p text:style-name="P16"/>
      <text:p text:style-name="Standard"><text:span text:style-name="T17">3.2.1 Búsqueda a lo ancho</text:span><text:line-break/></text:p>
      <text:p text:style-name="P16">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text:soft-page-break/>desventaja de que la cantidad de nodos almacenados crece exponencialmente. </text:p>
      <text:p text:style-name="Standard"><text:span text:style-name="T17">3.2.1.1 Primero el Mejor<text:line-break/></text:span><text:span text:style-name="T13"><text:line-break/>Esta técnica esta basada en búsqueda informada y es una modificación de Búsqueda a la Ancho en donde la cola se cambio por una cola de prioridades. [pregunta NAZA]<text:line-break/></text:span><text:line-break/><text:span text:style-name="T17">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6">Esta estrategia tiene la ventaja de tener un almacenamiento lineal con respecto a la altura del árbol. Pero tiene la desventaja de poder entrar en un ciclo infinito (un nodo tiene como hijo a otro que a su vez lo tiene como hijo al primero).</text:p>
      <text:p text:style-name="P16"/>
      <text:p text:style-name="Standard"><text:span text:style-name="T17">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7">3.2.2.2. Hill Climbing <text:line-break/><text:line-break/></text:span><text:span text:style-name="T22">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22">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on. Casos del estilo “a veces para avanzar es necesario retroceder”</text:span><text:line-break/><text:line-break/><text:span text:style-name="T17">3.2.2.3. Búsqueda con adversarios </text:span></text:p>
      <text:p text:style-name="P13"/>
      <text:p text:style-name="P19">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Standard"><text:span text:style-name="T17"><text:line-break/>3.2.2.3.1. Min-Max<text:line-break/><text:line-break/></text:span><text:span text:style-name="T22">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oft-page-break/><text:span text:style-name="T22">Si llegaste a una hoja retorna la evaluación de esa hoja, sino si estas en un estado MAX entonces </text:span><text:span text:style-name="T22">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span></text:p>
      <text:p text:style-name="P19"/>
      <text:p text:style-name="Standard"><text:span text:style-name="T17">3.2.2.3.2. Min Max con poda Alfa-Beta<text:line-break/><text:line-break/></text:span><text:span text:style-name="T22">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22">]</text:span></text:p>
      <text:p text:style-name="P19">El valor Alfa, representa a la mejor evaluación conseguida para un nivel MAX y el valor Beta representa la mejor evaluación conseguida para un nivel MIN. </text:p>
      <text:p text:style-name="P19">Cada nodo hijo que se evalúa actualiza el valor de Alfa-Beta según corresponda. El ciclo de evaluación tiene la condición de “para cada nodo hijo y mientras alfa &lt; beta”.</text:p>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1">4. Framework</text:p>
      <text:p text:style-name="P62"><text:line-break/><text:span text:style-name="T34">Metodología de trabajo:</text:span></text:p>
      <text:p text:style-name="P63">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line-break/></text:p>
      <text:p text:style-name="P62">4.1. Especificaciones de requerimientos<text:line-break/></text:p>
      <text:p text:style-name="Standard">Introducción</text:p>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Standard">Alcance</text:p>
      <text:p text:style-name="Standard"/>
      <text:p text:style-name="Standard">Producto : <text:span text:style-name="T5">Garoé</text:span><text:span text:style-name="T4">: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2151316636" text:style-name="L11">
        <text:list-item>
          <text:p text:style-name="P69">Motores de búsqueda (con y sin adversario)</text:p>
        </text:list-item>
        <text:list-item>
          <text:p text:style-name="P69">Especificación de estado</text:p>
        </text:list-item>
        <text:list-item>
          <text:p text:style-name="P69">Especificación de reglas de cambio de estado</text:p>
        </text:list-item>
        <text:list-item>
          <text:p text:style-name="P69">Aplicaciones que utilicen un motor de búsqueda</text:p>
        </text:list-item>
      </text:list>
      <text:p text:style-name="Standard"/>
      <text:p text:style-name="Standard">Así mismo el producto contendrá dos motores de búsqueda implementados, uno para búsquedas sin adversario y otro con adversario.</text:p>
      <text:p text:style-name="Standard"/>
      <text:p text:style-name="Standard">Finalmente el producto tendrá tres ejemplos de uso, dos utilizaran búsqueda con adversario y el tercero búsqueda sin adversario.</text:p>
      <text:p text:style-name="Standard"/>
      <text:p text:style-name="Standard"><text:soft-page-break/>El producto esta pensado para ser utilizado en los siguientes casos:</text:p>
      <text:p text:style-name="Standard"/>
      <text:list xml:id="list378103113" text:style-name="L17">
        <text:list-item>
          <text:p text:style-name="P72">Desarrollar elementos para realizar búsquedas</text:p>
          <text:list>
            <text:list-item>
              <text:p text:style-name="P72">Motores de búsqueda</text:p>
            </text:list-item>
            <text:list-item>
              <text:p text:style-name="P72">Reglas de cambio de estado</text:p>
            </text:list-item>
            <text:list-item>
              <text:p text:style-name="P72">Especificaciones de estados</text:p>
            </text:list-item>
          </text:list>
        </text:list-item>
        <text:list-item>
          <text:p text:style-name="P72">Especializar partes de la plataforma</text:p>
        </text:list-item>
        <text:list-item>
          <text:p text:style-name="P72">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
      <text:p text:style-name="Standard"/>
      <text:p text:style-name="Standard"/>
      <text:p text:style-name="Standard">Mas específicamente los beneficios se pueden dividir según los casos de uso:</text:p>
      <text:p text:style-name="Standard"/>
      <text:list xml:id="list1137977449" text:style-name="L18">
        <text:list-item>
          <text:list>
            <text:list-item>
              <text:p text:style-name="P73">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49165158" text:style-name="L19">
        <text:list-item>
          <text:p text:style-name="P74">Desarrollar un problema: En caso de querer desarrollar un problema solo es necesario definir el estado (utilizando el estado abstracto correspondiente) y las reglas de cambio de estado.</text:p>
        </text:list-item>
      </text:list>
      <text:p text:style-name="Standard"/>
      <text:list xml:id="list517602289" text:style-name="L20">
        <text:list-item>
          <text:p text:style-name="P75">Utilizar la plataforma con un problema y motor dado dentro de una aplicación: Si se tiene implementado un problema y uno o mas motores de búsqueda (compatibles con el mismo) uno podría usar la plataforma para conectar la aplicación con los mismos.</text:p>
          <text:p text:style-name="P75"/>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indice, apéndice y referencias;</text:p>
      <text:p text:style-name="Standard"/>
      <text:p text:style-name="Standard"/>
      <text:p text:style-name="Standard"/>
      <text:p text:style-name="Standard"><text:soft-page-break/></text:p>
      <text:p text:style-name="Standard">El resto del documento se organiza de la siguiente forma:</text:p>
      <text:p text:style-name="Standard"/>
      <text:p text:style-name="Standard">– &gt; <text:tab/>Descripción general</text:p>
      <text:p text:style-name="Standard">– – – – – – – – | – &gt;<text:tab/>Características de usuario</text:p>
      <text:p text:style-name="Standard">– – – – – – – – – – – – – – – – | – &gt;<text:tab/>Desarrollador de motores de búsqueda</text:p>
      <text:p text:style-name="Standard">– – – – – – – – – – – – – – – – | – &gt;<text:tab/>Desarrollador de problemas</text:p>
      <text:p text:style-name="Standard">– – – – – – – – – – – – – – – – | – &gt;<text:tab/>Desarrollador de aplicaciones que utilizan motor de búsqueda</text:p>
      <text:p text:style-name="Standard">– – – – – – – – | – &gt;<text:tab/>Restricciones</text:p>
      <text:p text:style-name="Standard">– – – – – – – – | – &gt;<text:tab/>Dependencias y suposiciones</text:p>
      <text:p text:style-name="Standard">– – – – – – – – | – &gt;<text:tab/>Requerimientos funcionales</text:p>
      <text:p text:style-name="Standard">– – – – – – – – – – – – – – – – | – &gt;<text:tab/>Motor de búsqueda</text:p>
      <text:p text:style-name="Standard">– – – – – – – – – – – – – – – – | – &gt;<text:tab/>Problema</text:p>
      <text:p text:style-name="Standard">– – – – – – – – – – – – – – – – | – &gt;<text:tab/>Estado</text:p>
      <text:p text:style-name="Standard">– – – – – – – – – – – – – – – – | – &gt;<text:tab/>Reglas de cambio de estado</text:p>
      <text:p text:style-name="Standard">– – – – – – – – | – &gt;<text:tab/>Restricciones de diseño</text:p>
      <text:p text:style-name="Standard">– – – – – – – – | – &gt;<text:tab/>Atributos del sistema</text:p>
      <text:p text:style-name="Standard">– – – – – – – – – – – – – – – – | – &gt;<text:tab/>Portabilidad</text:p>
      <text:p text:style-name="Standard">– – – – – – – – | – &gt;<text:tab/>Información de soporte</text:p>
      <text:p text:style-name="Standard">– – – – – – – – – – – – – – – – | – &gt;<text:tab/>Indice</text:p>
      <text:p text:style-name="Standard">– – – – – – – – – – – – – – – – | – &gt;<text:tab/>Apéndice</text:p>
      <text:p text:style-name="Standard">– – – – – – – – – – – – – – – – | – &gt;<text:tab/>Referencias</text:p>
      <text:p text:style-name="Standard"/>
      <text:p text:style-name="Standard">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Standard">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
      <text:p text:style-name="Standard"/>
      <text:p text:style-name="Standard"/>
      <text:p text:style-name="Standard"><text:soft-page-break/></text:p>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Standard">Desarrollador de aplicaciones que utilizan motores de búsqueda</text:p>
      <text:p text:style-name="Standard"/>
      <text:p text:style-name="P70">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Standard">Restricciones del producto</text:p>
      <text:p text:style-name="Standard"/>
      <text:p text:style-name="P70">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Standard">Dependencias y suposiciones</text:p>
      <text:p text:style-name="Standard"/>
      <text:p text:style-name="P70">Este producto requiere la disponibilidad de una maquina virtual de Java y un SDK de Java que permita las siguientes funciones:</text:p>
      <text:p text:style-name="Standard"/>
      <text:list xml:id="list1525559348" text:style-name="L21">
        <text:list-item>
          <text:p text:style-name="P76">Genericidad</text:p>
        </text:list-item>
        <text:list-item>
          <text:p text:style-name="P76">Restricciones en parámetros de clase</text:p>
        </text:list-item>
        <text:list-item>
          <text:p text:style-name="P76">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Standard">Restricciones de diseño y requerimientos funcionales</text:p>
      <text:p text:style-name="Standard"/>
      <text:p text:style-name="Standard">La plataforma esta restringida a la siguiente estructura:</text:p>
      <text:p text:style-name="Standard"/>
      <text:p text:style-name="P70">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Requerimientos funcionales del motor de búsqueda</text:p>
      <text:p text:style-name="Standard"/>
      <text:p text:style-name="P71">- Definir el problema de búsqueda sobre el cual se va a ejecutar el algoritmo del motor de búsqueda:</text:p>
      <text:p text:style-name="Standard"><text:span text:style-name="T1">entrada:</text:span> un problema de búsqueda con un estado inicial definido y el conjunto de reglas de cambio <text:soft-page-break/>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71">- Obtener el estado solución del problema de búsqueda que encuentra el algoritmo de luego de ejecutarse:</text:p>
      <text:p text:style-name="Standard"><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p text:style-name="P71">Requerimientos del motor de búsqueda con adversario:</text:p>
      <text:p text:style-name="P71"/>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P68">Restricción de la función: <text:span text:style-name="T2">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p text:style-name="P71">Requerimientos del motor de búsqueda sin adversario:</text:p>
      <text:p text:style-name="Standard"/>
      <text:p text:style-name="Standard">- obtener una lista de estados que comienzan en el estado inicial sobre el cual se ejecuto el algoritmo de búsqueda, finaliza con el estado exitoso encontrado por el mismo algoritmo y contiene entre estos a todos los estados intermedios.</text:p>
      <text:p text:style-name="Standard">Restricciones de la función: 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
      <text:p text:style-name="Standard">- Ejecutar el algoritmo de busqueda sobre el estado inicial, definido en el problema sobre el que realiza la busqueda el motor.</text:p>
      <text:p text:style-name="Standard"><text:span text:style-name="T1">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1">comportamiento:</text:span> ejecutar el algoritmo de bu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Standard"/>
      <text:p text:style-name="Standard"/>
      <text:p text:style-name="P71">Requerimientos funcionales del problema</text:p>
      <text:p text:style-name="Standard"/>
      <text:p text:style-name="Standard">- definir el estado a partir del cual se empieza a resolver el problema </text:p>
      <text:p text:style-name="Standard"><text:span text:style-name="T1">entrada:</text:span> un estado [falta con signo de pregunta]</text:p>
      <text:p text:style-name="Standard"><text:span text:style-name="T1">restricciones de la función:</text:span> el tipo del estado y el tipo sobre el cual opera el problema deben ser <text:soft-page-break/>iguales o compatibles <text:s/></text:p>
      <text:p text:style-name="Standard"><text:span text:style-name="T1">comportamiento:</text:span> definir el estado parámetro como estado inicial del problema</text:p>
      <text:p text:style-name="Standard"/>
      <text:p text:style-name="Standard">- definir el conjunto de funciones utilizadas para pasar de un estado a otro (reglas)</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p text:style-name="P71">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text:p>
      <text:p text:style-name="Standard">-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p text:style-name="P71">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line-break/>- Constante de valor máximo de evaluación</text:p>
      <text:p text:style-name="Standard"><text:span text:style-name="T1">resultado:</text:span> el valor máximo posible que puede arrojar la evaluación de un estado</text:p>
      <text:p text:style-name="Standard"/>
      <text:p text:style-name="P71">Requerimientos funcionales de los estados para adversario</text:p>
      <text:p text:style-name="Standard"/>
      <text:p text:style-name="Standard">- Consultar si un estado corresponde a un nivel MAX o un nivel MIN, es decir, a que jugador pertenece dicho estado <text:s text:c="5"/></text:p>
      <text:p text:style-name="Standard"><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oft-page-break/><text:span text:style-name="T1">nota:</text:span> se debe cumplir que la funcionalidad de estado “es exitoso” debe ser igual a ganó MIN ó ganó MAX</text:p>
      <text:p text:style-name="Standard"><text:line-break/><text:span text:style-name="T30">Requerimientos funcionales de reglas de cambio de estado</text:span></text:p>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1">restricciones de la función:</text:span><text:span text:style-name="T2">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on asociada a la regla <text:line-break/><text:span text:style-name="T1">entrada:</text:span><text:span text:style-name="T2"> un estado</text:span></text:p>
      <text:p text:style-name="Standard"><text:span text:style-name="T1">restricciones de la función:</text:span><text:span text:style-name="T2">el tipo sobre el cual opera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Standard">Atributos del sistema</text:p>
      <text:p text:style-name="Standard"/>
      <text:p text:style-name="Standard">Portabilidad</text:p>
      <text:p text:style-name="Standard"/>
      <text:p text:style-name="P62">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62"/>
      <text:p text:style-name="P62"/>
      <text:p text:style-name="P62"/>
      <text:p text:style-name="P62"/>
      <text:p text:style-name="P62"><text:line-break/></text:p>
      <text:p text:style-name="P62"/>
      <text:p text:style-name="P62"/>
      <text:p text:style-name="P62"/>
      <text:p text:style-name="P62"><text:line-break/><text:line-break/><text:line-break/></text:p>
      <text:p text:style-name="P62"/>
      <text:p text:style-name="P62"/>
      <text:p text:style-name="P62"/>
      <text:p text:style-name="P62"><text:soft-page-break/></text:p>
      <text:p text:style-name="P62">4.2. Diseño de clases no detallado<text:line-break/></text:p>
      <text:p text:style-name="P62"/>
      <text:p text:style-name="P62"/>
      <text:p text:style-name="P1">Diseño</text:p>
      <text:p text:style-name="P1"/>
      <text:p text:style-name="P21">[TODO: COPIAR DIAGRAMA DE DISEÑO (DIAGRAMA HECHO)]</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9">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text:soft-page-break/>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275941127" text:style-name="L1">
        <text:list-item>
          <text:p text:style-name="P43">Contener toda estructura necesaria para un estado de un problema de búsqueda</text:p>
        </text:list-item>
        <text:list-item>
          <text:p text:style-name="P43">Ofrecer los métodos necesarios para interactuar con dichas estructuras</text:p>
        </text:list-item>
        <text:list-item>
          <text:p text:style-name="P43">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49902978" text:style-name="L22">
        <text:list-item>
          <text:p text:style-name="P51">Ofrecer un método para evaluar al estado</text:p>
        </text:list-item>
        <text:list-item>
          <text:p text:style-name="P51">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1790316260" text:style-name="L23">
        <text:list-item>
          <text:p text:style-name="P52">Ofrecer métodos para saber que jugador ganó (ganó max, ganó min)</text:p>
        </text:list-item>
        <text:list-item>
          <text:p text:style-name="P52">Ofrecer métodos para saber a que jugador pertenece un estado (es max, es min)</text:p>
        </text:list-item>
        <text:list-item>
          <text:p text:style-name="P52">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text:soft-page-break/>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El problema de búsqueda (SearchProblem) tiene las siguientes responsabilidades:</text:p>
      <text:p text:style-name="P1"/>
      <text:list xml:id="list64991692" text:style-name="L24">
        <text:list-item>
          <text:p text:style-name="P53">Definir cual es el estado inicial del problema</text:p>
        </text:list-item>
        <text:list-item>
          <text:p text:style-name="P53">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882912496" text:style-name="L25">
        <text:list-item>
          <text:p text:style-name="P54">Contener el problema de búsqueda sobre el que realiza las búsquedas</text:p>
        </text:list-item>
        <text:list-item>
          <text:p text:style-name="P54">Realizar la búsqueda</text:p>
        </text:list-item>
        <text:list-item>
          <text:p text:style-name="P54">Obtener la solución al problema</text:p>
        </text:list-item>
        <text:list-item>
          <text:p text:style-name="P54">Obtener el estado actual de la búsqueda en forma de texto</text:p>
        </text:list-item>
        <text:list-item>
          <text:p text:style-name="P54">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1054691000" text:style-name="L26">
        <text:list-item>
          <text:p text:style-name="P55">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1703188996" text:style-name="L27">
        <text:list-item>
          <text:p text:style-name="P56">Computar el valor de un estado en el árbol de búsqueda</text:p>
        </text:list-item>
        <text:list-item>
          <text:p text:style-name="P56">Computar el mejor movimiento a realizar a un estado dado</text:p>
        </text:list-item>
        <text:list-item>
          <text:p text:style-name="P56">Obtener y definir los limites del árbol de búsqueda</text:p>
        </text:list-item>
      </text:list>
      <text:p text:style-name="P1"/>
      <text:p text:style-name="P1">Finalmente está el puente entre el motor de búsqueda y la aplicación que necesite del mismo (SimpleGame), esta debe tener la siguientes responsabilidades:</text:p>
      <text:p text:style-name="P1"/>
      <text:list xml:id="list1723142704" text:style-name="L28">
        <text:list-item>
          <text:p text:style-name="P57">Pasar requerimientos de movimiento al motor</text:p>
        </text:list-item>
        <text:list-item>
          <text:p text:style-name="P57">Mantener “la ultima jugada” de cada jugador</text:p>
        </text:list-item>
        <text:list-item>
          <text:p text:style-name="P57">Permitir deshacer una jugada</text:p>
        </text:list-item>
        <text:list-item>
          <text:p text:style-name="P57">Permitir cambiar ajustes del motor relacionadas a la dificultad</text:p>
        </text:list-item>
        <text:list-item>
          <text:p text:style-name="P57">Definir nombres de jugadores y cual comienza</text:p>
        </text:list-item>
        <text:list-item>
          <text:p text:style-name="P57">Ofrecer transparencia en comunicar las movidas, sin importar quienes jueguen, (humano vs computador), (computadora vs computadora), (humano vs humano), así también como pedir <text:s/>ayuda al motor (en caso de un humano).</text:p>
        </text:list-item>
      </text:list>
      <text:p text:style-name="P1"/>
      <text:p text:style-name="P1">Y al mismo tiempo hay que aclarar que NO tiene las siguientes responsabilidades:</text:p>
      <text:p text:style-name="P1"/>
      <text:list xml:id="list498697930" text:style-name="L29">
        <text:list-item>
          <text:p text:style-name="P64">Comprobar que los estados pasados por la aplicación son correc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URW Chancery L" svg:font-family="'URW Chancery 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1-12T17:14:35</dc:date>
    <meta:editing-duration>PT18H29M41S</meta:editing-duration>
    <meta:editing-cycles>44</meta:editing-cycles>
    <meta:generator>OpenOffice.org/3.2$Linux OpenOffice.org_project/320m12$Build-9483</meta:generator>
    <dc:creator>Carla Fiori</dc:creator>
    <meta:document-statistic meta:table-count="1" meta:image-count="0" meta:object-count="0" meta:page-count="23" meta:paragraph-count="373" meta:word-count="8970" meta:character-count="55613"/>
  </office:meta>
</office:document-meta>
</file>